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91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2.2902in"/>
    </style:style>
    <style:style style:name="co5" style:family="table-column">
      <style:table-column-properties fo:break-before="auto" style:column-width="1.0457in"/>
    </style:style>
    <style:style style:name="co6" style:family="table-column">
      <style:table-column-properties fo:break-before="auto" style:column-width="1.0134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1.4972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2.1362in"/>
    </style:style>
    <style:style style:name="co13" style:family="table-column">
      <style:table-column-properties fo:break-before="auto" style:column-width="2.6209in"/>
    </style:style>
    <style:style style:name="co14" style:family="table-column">
      <style:table-column-properties fo:break-before="auto" style:column-width="1.1228in"/>
    </style:style>
    <style:style style:name="co15" style:family="table-column">
      <style:table-column-properties fo:break-before="auto" style:column-width="3.766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2.5327in"/>
    </style:style>
    <style:style style:name="co18" style:family="table-column">
      <style:table-column-properties fo:break-before="auto" style:column-width="0.7161in"/>
    </style:style>
    <style:style style:name="co19" style:family="table-column">
      <style:table-column-properties fo:break-before="auto" style:column-width="3.0835in"/>
    </style:style>
    <style:style style:name="co20" style:family="table-column">
      <style:table-column-properties fo:break-before="auto" style:column-width="2.5661in"/>
    </style:style>
    <style:style style:name="co21" style:family="table-column">
      <style:table-column-properties fo:break-before="auto" style:column-width="1.6189in"/>
    </style:style>
    <style:style style:name="co22" style:family="table-column">
      <style:table-column-properties fo:break-before="auto" style:column-width="3.1272in"/>
    </style:style>
    <style:style style:name="co23" style:family="table-column">
      <style:table-column-properties fo:break-before="auto" style:column-width="1.5854in"/>
    </style:style>
    <style:style style:name="co24" style:family="table-column">
      <style:table-column-properties fo:break-before="auto" style:column-width="0.8228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602in" fo:break-before="auto" style:use-optimal-row-height="false"/>
    </style:style>
    <style:style style:name="ta1" style:family="table" style:master-page-name="PageStyle_5f_Planes">
      <style:table-properties table:display="true" style:writing-mode="lr-tb"/>
    </style:style>
    <style:style style:name="ta2" style:family="table" style:master-page-name="PageStyle_5f_AAA-SAM">
      <style:table-properties table:display="false" style:writing-mode="lr-tb"/>
    </style:style>
    <style:style style:name="ta3" style:family="table" style:master-page-name="PageStyle_5f_Armor">
      <style:table-properties table:display="true" style:writing-mode="lr-tb"/>
    </style:style>
    <style:style style:name="ta4" style:family="table" style:master-page-name="PageStyle_5f_Artillery">
      <style:table-properties table:display="true" style:writing-mode="lr-tb"/>
    </style:style>
    <style:style style:name="ta5" style:family="table" style:master-page-name="PageStyle_5f_Missiles">
      <style:table-properties table:display="true" style:writing-mode="lr-tb"/>
    </style:style>
    <style:style style:name="ta6" style:family="table" style:master-page-name="PageStyle_5f_Infantry">
      <style:table-properties table:display="false" style:writing-mode="lr-tb"/>
    </style:style>
    <style:style style:name="ta7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f56b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Hyperlink" style:data-style-name="N0">
      <style:table-cell-properties fo:background-color="#f8f9fa" style:cell-protect="protected" style:print-content="true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8f9fa" style:diagonal-bl-tr="none" style:diagonal-tl-br="none" style:text-align-source="fix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56b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56b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56b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ackground-color="#f56b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ackground-color="#a9d0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ffff" style:rotation-align="none"/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752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7642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text-position="0% 100%" fo:font-family="Tahoma" style:font-pitch="variable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7" table:number-columns-repeated="1017" table:default-cell-style-name="Default"/>
        <table:table-row table:style-name="ro1">
          <table:table-cell table:style-name="ce33" office:value-type="string" calcext:value-type="string">
            <text:p>Model</text:p>
          </table:table-cell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Role</text:p>
          </table:table-cell>
          <table:table-cell table:style-name="ce33" office:value-type="string" calcext:value-type="string">
            <text:p>Country</text:p>
          </table:table-cell>
          <table:table-cell table:style-name="ce33" office:value-type="string" calcext:value-type="string">
            <text:p>In service</text:p>
          </table:table-cell>
          <table:table-cell table:style-name="ce33" office:value-type="string" calcext:value-type="string">
            <text:p>In DCS?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-10A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7" calcext:value-type="float">
            <text:p>197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-10C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-10C II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-20G</text:p>
          </table:table-cell>
          <table:table-cell table:style-name="ce3" office:value-type="string" calcext:value-type="string">
            <text:p><text:a xlink:href="https://en.wikipedia.org/wiki/Douglas_A-20_Havoc" xlink:type="simple">Douglas A-20 Havoc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41" calcext:value-type="float">
            <text:p>194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4E-C</text:p>
          </table:table-cell>
          <table:table-cell table:style-name="ce3" office:value-type="string" calcext:value-type="string">
            <text:p><text:a xlink:href="https://en.wikipedia.org/wiki/Douglas_A-4_Skyhawk" xlink:type="simple">Douglas A-4 Skyhawk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Attack aircraf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6" calcext:value-type="float">
            <text:p>1956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-50</text:p>
          </table:table-cell>
          <table:table-cell table:style-name="ce3" office:value-type="string" calcext:value-type="string">
            <text:p><text:a xlink:href="https://en.wikipedia.org/wiki/Beriev_A-50" xlink:type="simple">Beriev A-50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-26B</text:p>
          </table:table-cell>
          <table:table-cell table:style-name="ce3" office:value-type="string" calcext:value-type="string">
            <text:p><text:a xlink:href="https://en.wikipedia.org/wiki/Antonov_An-26" xlink:type="simple">Antonov An-26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0" calcext:value-type="float">
            <text:p>1970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-30M</text:p>
          </table:table-cell>
          <table:table-cell table:style-name="ce3" office:value-type="string" calcext:value-type="string">
            <text:p><text:a xlink:href="https://en.wikipedia.org/wiki/Antonov_An-30" xlink:type="simple">Antonov An-30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68" calcext:value-type="float">
            <text:p>196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SJ37</text:p>
          </table:table-cell>
          <table:table-cell table:style-name="ce3" office:value-type="string" calcext:value-type="string">
            <text:p><text:a xlink:href="https://en.wikipedia.org/wiki/Saab_37_Viggen" xlink:type="simple">Saab 37 Vigge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Attack, fighter, reconnaissance</text:p>
          </table:table-cell>
          <table:table-cell table:style-name="ce2" office:value-type="string" calcext:value-type="string">
            <text:p>Sweden</text:p>
          </table:table-cell>
          <table:table-cell table:style-name="ce4" office:value-type="float" office:value="1971" calcext:value-type="float">
            <text:p>197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1B</text:p>
          </table:table-cell>
          <table:table-cell table:style-name="ce3" office:value-type="string" calcext:value-type="string">
            <text:p><text:a xlink:href="https://en.wikipedia.org/wiki/Rockwell_B-1_Lancer" xlink:type="simple">Rockwell B-1 Lancer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6" calcext:value-type="float">
            <text:p>1986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-52H</text:p>
          </table:table-cell>
          <table:table-cell table:style-name="ce3" office:value-type="string" calcext:value-type="string">
            <text:p><text:a xlink:href="https://en.wikipedia.org/wiki/Boeing_B-52_Stratofortress" xlink:type="simple">Boeing B-52 Stratofortress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1" calcext:value-type="float">
            <text:p>196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-130</text:p>
          </table:table-cell>
          <table:table-cell table:style-name="ce3" office:value-type="string" calcext:value-type="string">
            <text:p><text:a xlink:href="https://en.wikipedia.org/wiki/Lockheed_C-130_Hercules" xlink:type="simple">Lockheed C-130 Hercules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6" calcext:value-type="float">
            <text:p>1956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-17A</text:p>
          </table:table-cell>
          <table:table-cell table:style-name="ce3" office:value-type="string" calcext:value-type="string">
            <text:p><text:a xlink:href="https://en.wikipedia.org/wiki/Boeing_C-17_Globemaster_III" xlink:type="simple">Boeing C-17 Globemaster III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5" calcext:value-type="float">
            <text:p>199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-2D</text:p>
          </table:table-cell>
          <table:table-cell table:style-name="ce3" office:value-type="string" calcext:value-type="string">
            <text:p><text:a xlink:href="https://en.wikipedia.org/wiki/Northrop_Grumman_E-2_Hawkeye#E-2D_Advanced_Hawkeye" xlink:type="simple">Northrop Grumman E-2 Hawkeye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4" calcext:value-type="float">
            <text:p>196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-3A</text:p>
          </table:table-cell>
          <table:table-cell table:style-name="ce3" office:value-type="string" calcext:value-type="string">
            <text:p><text:a xlink:href="https://en.wikipedia.org/wiki/Boeing_E-3_Sentry" xlink:type="simple">Boeing E-3 Sentry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7" calcext:value-type="float">
            <text:p>197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/A-18A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/A-18C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7" calcext:value-type="float">
            <text:p>198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/A-18C Lot 20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17</text:p>
          </table:table-cell>
          <table:table-cell table:style-name="ce3" office:value-type="string" calcext:value-type="string">
            <text:p><text:a xlink:href="https://en.wikipedia.org/wiki/Lockheed_F-117_Nighthawk" xlink:type="simple">Lockheed F-117 Nighthawk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Bomber (stealth)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4A</text:p>
          </table:table-cell>
          <table:table-cell table:style-name="ce3" office:value-type="string" calcext:value-type="string">
            <text:p><text:a xlink:href="https://en.wikipedia.org/wiki/Grumman_F-14_Tomcat" xlink:type="simple">Grumman F-14 Tomca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4B</text:p>
          </table:table-cell>
          <table:table-cell table:style-name="ce3" office:value-type="string" calcext:value-type="string">
            <text:p><text:a xlink:href="https://en.wikipedia.org/wiki/Grumman_F-14_Tomcat" xlink:type="simple">Grumman F-14 Tomca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5C</text:p>
          </table:table-cell>
          <table:table-cell table:style-name="ce3" office:value-type="string" calcext:value-type="string">
            <text:p><text:a xlink:href="https://en.wikipedia.org/wiki/McDonnell_Douglas_F-15_Eagle" xlink:type="simple">McDonnell Douglas F-15 Eagle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Air Superiority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5E</text:p>
          </table:table-cell>
          <table:table-cell table:style-name="ce3" office:value-type="string" calcext:value-type="string">
            <text:p><text:a xlink:href="https://en.wikipedia.org/wiki/McDonnell_Douglas_F-15E_Strike_Eagle" xlink:type="simple">McDonnell Douglas F-15E Strike Eagle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9" calcext:value-type="float">
            <text:p>1989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6A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8" calcext:value-type="float">
            <text:p>197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6A MLU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6C Bl. 50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6C Bl. 52d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16CM Bl. 50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4E</text:p>
          </table:table-cell>
          <table:table-cell table:style-name="ce3" office:value-type="string" calcext:value-type="string">
            <text:p><text:a xlink:href="https://en.wikipedia.org/wiki/McDonnell_Douglas_F-4_Phantom_II" xlink:type="simple">McDonnell Douglas F-4 Phantom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1" calcext:value-type="float">
            <text:p>196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5E(3)</text:p>
          </table:table-cell>
          <table:table-cell table:style-name="ce3" office:value-type="string" calcext:value-type="string">
            <text:p><text:a xlink:href="https://en.wikipedia.org/wiki/Northrop_F-5" xlink:type="simple">Northrop F-5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 Fight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2" calcext:value-type="float">
            <office:annotation draw:style-name="gr1" draw:text-style-name="P2" svg:width="1.2815in" svg:height="0.8539in" svg:x="11.3272in" svg:y="2.4583in" draw:caption-point-x="-0.9366in" draw:caption-point-y="3.0665in">
              <dc:creator>Autore sconosciuto</dc:creator>
              <dc:date>2026-01-31T00:00:00</dc:date>
              <text:p text:style-name="P1">Per Øystein Feet:</text:p>
              <text:p text:style-name="P1"><text:span text:style-name="T1">F-5E</text:span></text:p>
            </office:annotation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-86E</text:p>
          </table:table-cell>
          <table:table-cell table:style-name="ce3" office:value-type="string" calcext:value-type="string">
            <text:p><text:a xlink:href="https://en.wikipedia.org/wiki/North_American/Canadair/CAC_F-86_Sabre" xlink:type="simple">North American/Canadair/CAC F-86 Sabre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0" calcext:value-type="float">
            <text:p>1950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L-76MD</text:p>
          </table:table-cell>
          <table:table-cell table:style-name="ce3" office:value-type="string" calcext:value-type="string">
            <text:p><text:a xlink:href="https://en.wikipedia.org/wiki/Ilyushin_Il-76" xlink:type="simple">Ilyushin Il-76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L-78M</text:p>
          </table:table-cell>
          <table:table-cell table:style-name="ce3" office:value-type="string" calcext:value-type="string">
            <text:p><text:a xlink:href="https://en.wikipedia.org/wiki/Ilyushin_Il-78" xlink:type="simple">Ilyushin Il-78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C130</text:p>
          </table:table-cell>
          <table:table-cell table:style-name="ce3" office:value-type="string" calcext:value-type="string">
            <text:p><text:a xlink:href="https://en.wikipedia.org/wiki/Lockheed_Martin_KC-130" xlink:type="simple">Lockheed Martin KC-130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2" calcext:value-type="float">
            <text:p>196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C135</text:p>
          </table:table-cell>
          <table:table-cell table:style-name="ce3" office:value-type="string" calcext:value-type="string">
            <text:p><text:a xlink:href="https://en.wikipedia.org/wiki/Boeing_KC-135_Stratotanker" xlink:type="simple">Boeing KC-135 Stratotanker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7" calcext:value-type="float">
            <text:p>195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C-135 MPRS</text:p>
          </table:table-cell>
          <table:table-cell table:style-name="ce3" office:value-type="string" calcext:value-type="string">
            <text:p><text:a xlink:href="https://en.wikipedia.org/wiki/Boeing_KC-135_Stratotanker" xlink:type="simple">Boeing KC-135 Stratotanker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-2000C</text:p>
          </table:table-cell>
          <table:table-cell table:style-name="ce3" office:value-type="string" calcext:value-type="string">
            <text:p><text:a xlink:href="https://en.wikipedia.org/wiki/Dassault_Mirage_2000" xlink:type="simple">Dassault Mirage 2000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France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15</text:p>
          </table:table-cell>
          <table:table-cell table:style-name="ce3" office:value-type="string" calcext:value-type="string">
            <text:p><text:a xlink:href="https://en.wikipedia.org/wiki/Mikoyan-Gurevich_MiG-15" xlink:type="simple">Mikoyan-Gurevich MiG-15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49" calcext:value-type="float">
            <text:p>1949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19 P</text:p>
          </table:table-cell>
          <table:table-cell table:style-name="ce3" office:value-type="string" calcext:value-type="string">
            <text:p><text:a xlink:href="https://en.wikipedia.org/wiki/Mikoyan-Gurevich_MiG-19" xlink:type="simple">Mikoyan-Gurevich MiG-19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55" calcext:value-type="float">
            <text:p>195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1 Bis</text:p>
          </table:table-cell>
          <table:table-cell table:style-name="ce3" office:value-type="string" calcext:value-type="string">
            <text:p><text:a xlink:href="https://en.wikipedia.org/wiki/Mikoyan-Gurevich_MiG-21" xlink:type="simple">Mikoyan-Gurevich MiG-21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59" calcext:value-type="float">
            <text:p>1959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3 MLD</text:p>
          </table:table-cell>
          <table:table-cell table:style-name="ce3" office:value-type="string" calcext:value-type="string">
            <text:p><text:a xlink:href="https://en.wikipedia.org/wiki/Mikoyan-Gurevich_MiG-23" xlink:type="simple">Mikoyan-Gurevich MiG-23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5 PD</text:p>
          </table:table-cell>
          <table:table-cell table:style-name="ce3" office:value-type="string" calcext:value-type="string">
            <text:p><text:a xlink:href="https://en.wikipedia.org/wiki/Mikoyan-Gurevich_MiG-25" xlink:type="simple">Mikoyan-Gurevich MiG-25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8" calcext:value-type="float">
            <text:p>197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5 RB</text:p>
          </table:table-cell>
          <table:table-cell table:style-name="ce3" office:value-type="string" calcext:value-type="string">
            <text:p><text:a xlink:href="https://en.wikipedia.org/wiki/Mikoyan-Gurevich_MiG-25" xlink:type="simple">Mikoyan-Gurevich MiG-25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7 K</text:p>
          </table:table-cell>
          <table:table-cell table:style-name="ce3" office:value-type="string" calcext:value-type="string">
            <text:p><text:a xlink:href="https://en.wikipedia.org/wiki/Mikoyan_MiG-27" xlink:type="simple">Mikoyan MiG-27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5" calcext:value-type="float">
            <text:p>197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9 A</text:p>
          </table:table-cell>
          <table:table-cell table:style-name="ce3" office:value-type="string" calcext:value-type="string">
            <text:p><text:a xlink:href="https://en.wikipedia.org/wiki/Mikoyan_MiG-29" xlink:type="simple">Mikoyan MiG-29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2" calcext:value-type="float">
            <text:p>198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29 S</text:p>
          </table:table-cell>
          <table:table-cell table:style-name="ce3" office:value-type="string" calcext:value-type="string">
            <text:p><text:a xlink:href="https://en.wikipedia.org/wiki/Mikoyan_MiG-29" xlink:type="simple">Mikoyan MiG-29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g31</text:p>
          </table:table-cell>
          <table:table-cell table:style-name="ce3" office:value-type="string" calcext:value-type="string">
            <text:p><text:a xlink:href="https://en.wikipedia.org/wiki/Mikoyan_MiG-31" xlink:type="simple">Mikoyan MiG-31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Q1A-Predator</text:p>
          </table:table-cell>
          <table:table-cell table:style-name="ce3" office:value-type="string" calcext:value-type="string">
            <text:p><text:a xlink:href="https://en.wikipedia.org/wiki/General_Atomics_MQ-1_Predator" xlink:type="simple">General Atomics MQ-1 Predator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5" calcext:value-type="float">
            <text:p>199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Q9-Reaper</text:p>
          </table:table-cell>
          <table:table-cell table:style-name="ce3" office:value-type="string" calcext:value-type="string">
            <text:p><text:a xlink:href="https://en.wikipedia.org/wiki/General_Atomics_MQ-9_Reaper" xlink:type="simple">General Atomics MQ-9 Reaper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-3B</text:p>
          </table:table-cell>
          <table:table-cell table:style-name="ce3" office:value-type="string" calcext:value-type="string">
            <text:p><text:a xlink:href="https://en.wikipedia.org/wiki/Lockheed_S-3_Viking" xlink:type="simple">Lockheed S-3 Viking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Maritime patrol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-3B Tanker</text:p>
          </table:table-cell>
          <table:table-cell table:style-name="ce3" office:value-type="string" calcext:value-type="string">
            <text:p><text:a xlink:href="https://en.wikipedia.org/wiki/Lockheed_S-3_Viking" xlink:type="simple">Lockheed S-3 Viking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17 M4</text:p>
          </table:table-cell>
          <table:table-cell table:style-name="ce3" office:value-type="string" calcext:value-type="string">
            <text:p><text:a xlink:href="https://en.wikipedia.org/wiki/Sukhoi_Su-17" xlink:type="simple">Sukhoi Su-17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0" calcext:value-type="float">
            <text:p>1970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4 M</text:p>
          </table:table-cell>
          <table:table-cell table:style-name="ce3" office:value-type="string" calcext:value-type="string">
            <text:p><text:a xlink:href="https://en.wikipedia.org/wiki/Sukhoi_Su-24" xlink:type="simple">Sukhoi Su-24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9" calcext:value-type="float">
            <text:p>1979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4 MR</text:p>
          </table:table-cell>
          <table:table-cell table:style-name="ce3" office:value-type="string" calcext:value-type="string">
            <text:p><text:a xlink:href="https://en.wikipedia.org/wiki/Sukhoi_Su-24" xlink:type="simple">Sukhoi Su-24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5</text:p>
          </table:table-cell>
          <table:table-cell table:style-name="ce3" office:value-type="string" calcext:value-type="string">
            <text:p><text:a xlink:href="https://en.wikipedia.org/wiki/Sukhoi_Su-25" xlink:type="simple">Sukhoi Su-2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5T</text:p>
          </table:table-cell>
          <table:table-cell table:style-name="ce3" office:value-type="string" calcext:value-type="string">
            <text:p><text:a xlink:href="https://en.wikipedia.org/wiki/Sukhoi_Su-25" xlink:type="simple">Sukhoi Su-2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0" calcext:value-type="float">
            <text:p>1990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5TM</text:p>
          </table:table-cell>
          <table:table-cell table:style-name="ce3" office:value-type="string" calcext:value-type="string">
            <text:p><text:a xlink:href="https://en.wikipedia.org/wiki/Sukhoi_Su-25" xlink:type="simple">Sukhoi Su-25TM (Su-39)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27</text:p>
          </table:table-cell>
          <table:table-cell table:style-name="ce3" office:value-type="string" calcext:value-type="string">
            <text:p><text:a xlink:href="https://en.wikipedia.org/wiki/Sukhoi_Su-27" xlink:type="simple">Sukhoi Su-27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30</text:p>
          </table:table-cell>
          <table:table-cell table:style-name="ce3" office:value-type="string" calcext:value-type="string">
            <text:p><text:a xlink:href="https://en.wikipedia.org/wiki/Sukhoi_Su-30" xlink:type="simple">Sukhoi Su-30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6" calcext:value-type="float">
            <text:p>1996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33</text:p>
          </table:table-cell>
          <table:table-cell table:style-name="ce3" office:value-type="string" calcext:value-type="string">
            <text:p><text:a xlink:href="https://en.wikipedia.org/wiki/Sukhoi_Su-33" xlink:type="simple">Sukhoi Su-33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 (Carrier-based)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-34</text:p>
          </table:table-cell>
          <table:table-cell table:style-name="ce3" office:value-type="string" calcext:value-type="string">
            <text:p><text:a xlink:href="https://en.wikipedia.org/wiki/Sukhoi_Su-34" xlink:type="simple">Sukhoi Su-34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-142</text:p>
          </table:table-cell>
          <table:table-cell table:style-name="ce3" office:value-type="string" calcext:value-type="string">
            <text:p><text:a xlink:href="https://en.wikipedia.org/wiki/Tupolev_Tu-142" xlink:type="simple">Tupolev Tu-142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Maritime patrol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-160</text:p>
          </table:table-cell>
          <table:table-cell table:style-name="ce3" office:value-type="string" calcext:value-type="string">
            <text:p><text:a xlink:href="https://en.wikipedia.org/wiki/Tupolev_Tu-160" xlink:type="simple">Tupolev Tu-160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Supersonic strategic heavy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7" calcext:value-type="float">
            <text:p>1987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-22M</text:p>
          </table:table-cell>
          <table:table-cell table:style-name="ce3" office:value-type="string" calcext:value-type="string">
            <text:p><text:a xlink:href="https://en.wikipedia.org/wiki/Tupolev_Tu-22M" xlink:type="simple">Tupolev Tu-22M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/Maritime strik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office:annotation draw:style-name="gr2" draw:text-style-name="P4" svg:width="1.3744in" svg:height="1.8429in" svg:x="2.1839in" svg:y="13.2193in" draw:caption-point-x="-0.1287in" draw:caption-point-y="-1.4965in">
              <dc:creator>Autore sconosciuto</dc:creator>
              <dc:date>2026-01-31T00:00:00</dc:date>
              <text:p text:style-name="P3">New cruise missile carrier platform based on the Tu-142 airframe. This variant became the launch platform of the Raduga Kh-55 cruise missile and put into serial production in 1981</text:p>
            </office:annotation>
            <text:p>TU-95 MS</text:p>
          </table:table-cell>
          <table:table-cell table:style-name="ce3" office:value-type="string" calcext:value-type="string">
            <text:p><text:a xlink:href="https://en.wikipedia.org/wiki/Tupolev_Tu-95" xlink:type="simple">Tupolev Tu-9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ak40</text:p>
          </table:table-cell>
          <table:table-cell table:style-name="ce3" office:value-type="string" calcext:value-type="string">
            <text:p><text:a xlink:href="https://en.wikipedia.org/wiki/Yakovlev_Yak-40" xlink:type="simple">Yakovlev Yak-40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68" calcext:value-type="float">
            <text:p>1968</text:p>
          </table:table-cell>
          <table:table-cell table:style-name="ce6" office:value-type="string" calcext:value-type="string">
            <text:p>Y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A-SAM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7" table:number-columns-repeated="1020" table:default-cell-style-name="Default"/>
        <table:table-row table:style-name="ro4">
          <table:table-cell table:style-name="ce39" office:value-type="string" calcext:value-type="string">
            <text:p>Threat</text:p>
          </table:table-cell>
          <table:table-cell table:style-name="ce41" office:value-type="string" calcext:value-type="string">
            <text:p>NATO Code</text:p>
          </table:table-cell>
          <table:table-cell table:style-name="ce41" office:value-type="string" calcext:value-type="string">
            <text:p>Danger (1~10)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Red/Blue</text:p>
          </table:table-cell>
          <table:table-cell table:style-name="ce46" office:value-type="string" calcext:value-type="string">
            <text:p>In servic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ZPU-1/2/4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49" calcext:value-type="float">
            <text:p>194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Zu-23-3 Sergey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49" calcext:value-type="float">
            <text:p>194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ZSU-57-2 Sparka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55" calcext:value-type="float">
            <text:p>195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-75 Devina</text:p>
          </table:table-cell>
          <table:table-cell table:style-name="ce10" office:value-type="string" calcext:value-type="string">
            <text:p>SA-2</text:p>
          </table:table-cell>
          <table:table-cell table:style-name="ce11"/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57" calcext:value-type="float">
            <text:p>195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N/MPQ-46 HPIR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IM-23 Hawk</text:p>
          </table:table-cell>
          <table:table-cell table:style-name="ce10"/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ZSU-23-4 Shilka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-19 Flat Face</text:p>
          </table:table-cell>
          <table:table-cell table:style-name="ce10" office:value-type="string" calcext:value-type="string">
            <text:p>SA-3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-125 Pechora</text:p>
          </table:table-cell>
          <table:table-cell table:style-name="ce10" office:value-type="string" calcext:value-type="string">
            <text:p><text:a xlink:href="https://wiki.hoggitworld.com/view/SA-3_Goa" xlink:type="simple">SA-3 Goa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NR-125 Low Blow</text:p>
          </table:table-cell>
          <table:table-cell table:style-name="ce10" office:value-type="string" calcext:value-type="string">
            <text:p>SA-3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S91 Straight Flush</text:p>
          </table:table-cell>
          <table:table-cell table:style-name="ce10" office:value-type="string" calcext:value-type="string">
            <text:p>SA-6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7" calcext:value-type="float">
            <text:p>19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K12 Kub</text:p>
          </table:table-cell>
          <table:table-cell table:style-name="ce10" office:value-type="string" calcext:value-type="string">
            <text:p><text:a xlink:href="https://wiki.hoggitworld.com/view/SA-6_Gainful" xlink:type="simple">SA-6 Gainful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7" calcext:value-type="float">
            <text:p>19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S80M1 Dog Ear</text:p>
          </table:table-cell>
          <table:table-cell table:style-name="ce10" office:value-type="string" calcext:value-type="string">
            <text:p>SA-9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8" calcext:value-type="float">
            <text:p>196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trela-1 9P31</text:p>
          </table:table-cell>
          <table:table-cell table:style-name="ce10" office:value-type="string" calcext:value-type="string">
            <text:p><text:a xlink:href="https://wiki.hoggitworld.com/view/SA-9_Gaskin" xlink:type="simple">SA-9 Gaskin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8" calcext:value-type="float">
            <text:p>196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163 VADS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9" calcext:value-type="float">
            <text:p>196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IM-72G Chaparral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9" calcext:value-type="float">
            <text:p>196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lk. Pnz. Gepard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0" calcext:value-type="float">
            <text:p>197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A33 Osa</text:p>
          </table:table-cell>
          <table:table-cell table:style-name="ce10" office:value-type="string" calcext:value-type="string">
            <text:p><text:a xlink:href="https://wiki.hoggitworld.com/view/SA-8_Gecko" xlink:type="simple">SA-8 Gecko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1" calcext:value-type="float">
            <text:p>197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K35 Strela-10</text:p>
          </table:table-cell>
          <table:table-cell table:style-name="ce10" office:value-type="string" calcext:value-type="string">
            <text:p><text:a xlink:href="https://wiki.hoggitworld.com/view/SA-13_Gopher" xlink:type="simple">SA-13 Gopher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6" calcext:value-type="float">
            <text:p>197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IM-115 Roland</text:p>
          </table:table-cell>
          <table:table-cell table:style-name="ce10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7" calcext:value-type="float">
            <text:p>197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oland Radar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7" calcext:value-type="float">
            <text:p>197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0N6E Flap Lid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N66M Clam Shell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4H6E Big Bird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-300PS</text:p>
          </table:table-cell>
          <table:table-cell table:style-name="ce10" office:value-type="string" calcext:value-type="string">
            <text:p><text:a xlink:href="https://wiki.hoggitworld.com/view/SA-10_Grumble" xlink:type="simple">SA-10 Grumble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L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K37 Buk</text:p>
          </table:table-cell>
          <table:table-cell table:style-name="ce10" office:value-type="string" calcext:value-type="string">
            <text:p><text:a xlink:href="https://wiki.hoggitworld.com/index.php?title=SA-11_Gadfly&amp;action=edit&amp;redlink=1" xlink:type="simple">SA-11 Gadfly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9" calcext:value-type="float">
            <text:p>197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S18M1 Snow Drift</text:p>
          </table:table-cell>
          <table:table-cell table:style-name="ce10" office:value-type="string" calcext:value-type="string">
            <text:p>SA-11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9" calcext:value-type="float">
            <text:p>197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K38 Igla</text:p>
          </table:table-cell>
          <table:table-cell table:style-name="ce10" office:value-type="string" calcext:value-type="string">
            <text:p><text:a xlink:href="https://wiki.hoggitworld.com/view/SA-18_Grouse" xlink:type="simple">SA-18 Grouse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1" calcext:value-type="float">
            <text:p>198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IM-92 Stinger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1" calcext:value-type="float">
            <text:p>198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6 Linebacker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1" calcext:value-type="float">
            <text:p>198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K22M Tunguska</text:p>
          </table:table-cell>
          <table:table-cell table:style-name="ce10" office:value-type="string" calcext:value-type="string">
            <text:p><text:a xlink:href="https://wiki.hoggitworld.com/view/SA-19_Grison" xlink:type="simple">SA-19 Grison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2" calcext:value-type="float">
            <text:p>198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N/MPQ-53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4" calcext:value-type="float">
            <text:p>198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IM-104 Patriot</text:p>
          </table:table-cell>
          <table:table-cell table:style-name="ce10"/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L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4" calcext:value-type="float">
            <text:p>198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K331 Tor</text:p>
          </table:table-cell>
          <table:table-cell table:style-name="ce10" office:value-type="string" calcext:value-type="string">
            <text:p><text:a xlink:href="https://wiki.hoggitworld.com/view/SA-15_Gauntlet" xlink:type="simple">SA-15 Gauntlet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6" calcext:value-type="float">
            <text:p>198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K338 Igla-S</text:p>
          </table:table-cell>
          <table:table-cell table:style-name="ce10" office:value-type="string" calcext:value-type="string">
            <text:p>SA-2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2004" calcext:value-type="float">
            <text:p>200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Jeep Avenger ADS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string" calcext:value-type="string">
            <text:p>?</text:p>
          </table:table-cell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or" table:style-name="ta3" table:print-ranges="Armor.A1:Armor.F24">
        <office:forms form:automatic-focus="false" form:apply-design-mode="false"/>
        <table:table-column table:style-name="co12" table:default-cell-style-name="ce16"/>
        <table:table-column table:style-name="co13" table:default-cell-style-name="ce17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9"/>
        <table:table-column table:style-name="co7" table:number-columns-repeated="1018" table:default-cell-style-name="Default"/>
        <table:table-row table:style-name="ro5"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Link</text:p>
          </table:table-cell>
          <table:table-cell table:style-name="ce46" office:value-type="string" calcext:value-type="string">
            <text:p>Caliber</text:p>
          </table:table-cell>
          <table:table-cell table:style-name="ce46" office:value-type="string" calcext:value-type="string">
            <text:p>Role</text:p>
          </table:table-cell>
          <table:table-cell table:style-name="ce46" office:value-type="string" calcext:value-type="string">
            <text:p>Country</text:p>
          </table:table-cell>
          <table:table-cell table:style-name="ce46" office:value-type="string" calcext:value-type="string">
            <text:p>In serv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Sd. Kfz 251 Halftrack</text:p>
          </table:table-cell>
          <table:table-cell office:value-type="string" calcext:value-type="string">
            <text:p><text:a xlink:href="https://en.wikipedia.org/wiki/Sd.Kfz._251" xlink:type="simple">Sd.Kfz. 251</text:a></text:p>
          </table:table-cell>
          <table:table-cell office:value-type="string" calcext:value-type="string">
            <text:p>7.92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Germany</text:p>
          </table:table-cell>
          <table:table-cell office:value-type="float" office:value="1939" calcext:value-type="float">
            <text:p>1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MTLB</text:p>
          </table:table-cell>
          <table:table-cell office:value-type="string" calcext:value-type="string">
            <text:p><text:a xlink:href="https://en.wikipedia.org/wiki/MT-LB" xlink:type="simple">MT-LB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58" calcext:value-type="float">
            <text:p>19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M2A1 Halftrack</text:p>
          </table:table-cell>
          <table:table-cell office:value-type="string" calcext:value-type="string">
            <text:p><text:a xlink:href="https://en.wikipedia.org/wiki/M2_medium_tank" xlink:type="simple">M2 medium tank</text:a></text:p>
          </table:table-cell>
          <table:table-cell office:value-type="string" calcext:value-type="string">
            <text:p>3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40" calcext:value-type="float">
            <text:p>19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C-V</text:p>
          </table:table-cell>
          <table:table-cell office:value-type="string" calcext:value-type="string">
            <text:p><text:a xlink:href="https://en.wikipedia.org/wiki/LARC-V" xlink:type="simple">LARC-V</text:a></text:p>
          </table:table-cell>
          <table:table-cell/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50" calcext:value-type="float">
            <text:p>19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BTR-RD</text:p>
          </table:table-cell>
          <table:table-cell office:value-type="string" calcext:value-type="string">
            <text:p><text:a xlink:href="https://en.wikipedia.org/wiki/BTR-D" xlink:type="simple">BTR-D</text:a></text:p>
          </table:table-cell>
          <table:table-cell office:value-type="string" calcext:value-type="string">
            <text:p>30-5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74" calcext:value-type="float">
            <text:p>1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M-113</text:p>
          </table:table-cell>
          <table:table-cell office:value-type="string" calcext:value-type="string">
            <text:p><text:a xlink:href="https://en.wikipedia.org/wiki/M113_armored_personnel_carrier" xlink:type="simple">M113 armored personnel carrier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AAV7 Amphibious</text:p>
          </table:table-cell>
          <table:table-cell office:value-type="string" calcext:value-type="string">
            <text:p><text:a xlink:href="https://en.wikipedia.org/wiki/Assault_Amphibious_Vehicle" xlink:type="simple">Assault Amphibious Vehicle</text:a>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72" calcext:value-type="float">
            <text:p>1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TPz Fuchs</text:p>
          </table:table-cell>
          <table:table-cell office:value-type="string" calcext:value-type="string">
            <text:p><text:a xlink:href="https://en.wikipedia.org/wiki/TPz_Fuchs" xlink:type="simple">TPz Fuchs</text:a></text:p>
          </table:table-cell>
          <table:table-cell office:value-type="string" calcext:value-type="string">
            <text:p>7,62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Germany</text:p>
          </table:table-cell>
          <table:table-cell office:value-type="float" office:value="1979" calcext:value-type="float">
            <text:p>19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Marder</text:p>
          </table:table-cell>
          <table:table-cell office:value-type="string" calcext:value-type="string">
            <text:p><text:a xlink:href="https://en.wikipedia.org/wiki/Marder_(infantry_fighting_vehicle)" xlink:type="simple">Marder (infantry fighting vehicle)</text:a>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69" calcext:value-type="float">
            <text:p>1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BMP-1</text:p>
          </table:table-cell>
          <table:table-cell office:value-type="string" calcext:value-type="string">
            <text:p><text:a xlink:href="https://en.wikipedia.org/wiki/BMP-1" xlink:type="simple">BMP-1</text:a></text:p>
          </table:table-cell>
          <table:table-cell office:value-type="string" calcext:value-type="string">
            <text:p>73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BMD-1</text:p>
          </table:table-cell>
          <table:table-cell office:value-type="string" calcext:value-type="string">
            <text:p><text:a xlink:href="https://en.wikipedia.org/wiki/BMD-1" xlink:type="simple">BMD-1</text:a></text:p>
          </table:table-cell>
          <table:table-cell office:value-type="string" calcext:value-type="string">
            <text:p>73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69" calcext:value-type="float">
            <text:p>1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BMP-2</text:p>
          </table:table-cell>
          <table:table-cell office:value-type="string" calcext:value-type="string">
            <text:p><text:a xlink:href="https://en.wikipedia.org/wiki/BMP-2" xlink:type="simple">BMP-2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M-2 Bradley</text:p>
          </table:table-cell>
          <table:table-cell office:value-type="string" calcext:value-type="string">
            <text:p><text:a xlink:href="https://en.wikipedia.org/wiki/M2_Bradley" xlink:type="simple">M2 Bradley</text:a></text:p>
          </table:table-cell>
          <table:table-cell office:value-type="string" calcext:value-type="string">
            <text:p>25 mm / 152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LAV-25</text:p>
          </table:table-cell>
          <table:table-cell office:value-type="string" calcext:value-type="string">
            <text:p><text:a xlink:href="https://en.wikipedia.org/wiki/LAV-25" xlink:type="simple">LAV-25</text:a></text:p>
          </table:table-cell>
          <table:table-cell office:value-type="string" calcext:value-type="string">
            <text:p>25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BMP-3</text:p>
          </table:table-cell>
          <table:table-cell office:value-type="string" calcext:value-type="string">
            <text:p><text:a xlink:href="https://en.wikipedia.org/wiki/BMP-3" xlink:type="simple">BMP-3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Warrior</text:p>
          </table:table-cell>
          <table:table-cell office:value-type="string" calcext:value-type="string">
            <text:p><text:a xlink:href="https://en.wikipedia.org/wiki/Warrior_tracked_armoured_vehicle" xlink:type="simple">Warrior tracked armoured vehicle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K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D-04A</text:p>
          </table:table-cell>
          <table:table-cell office:value-type="string" calcext:value-type="string">
            <text:p><text:a xlink:href="https://en.wikipedia.org/wiki/ZBD-04" xlink:type="simple">ZBD-04</text:a></text:p>
          </table:table-cell>
          <table:table-cell office:value-type="string" calcext:value-type="string">
            <text:p>100 mm/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China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M1126 Stryker ICV</text:p>
          </table:table-cell>
          <table:table-cell office:value-type="string" calcext:value-type="string">
            <text:p><text:a xlink:href="https://en.wikipedia.org/wiki/M1126_Infantry_Carrier_Vehicle" xlink:type="simple">M1126 Infantry Carrier Vehicle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FV BTR-82A</text:p>
          </table:table-cell>
          <table:table-cell office:value-type="string" calcext:value-type="string">
            <text:p><text:a xlink:href="https://www.army-technology.com/projects/btr-82a-armoured-personnel-carrier/" xlink:type="simple">BTR-82A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T-55</text:p>
          </table:table-cell>
          <table:table-cell office:value-type="string" calcext:value-type="string">
            <text:p><text:a xlink:href="https://en.wikipedia.org/wiki/T-54/T-55" xlink:type="simple">T-54/T-55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47" calcext:value-type="float">
            <text:p>1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Chieftain MK.3</text:p>
          </table:table-cell>
          <table:table-cell office:value-type="string" calcext:value-type="string">
            <text:p><text:a xlink:href="https://en.wikipedia.org/wiki/Chieftain_(tank)" xlink:type="simple">MTB Chieftain MK.3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K</text:p>
          </table:table-cell>
          <table:table-cell office:value-type="float" office:value="1967" calcext:value-type="float">
            <text:p>19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opard 1A3</text:p>
          </table:table-cell>
          <table:table-cell office:value-type="string" calcext:value-type="string">
            <text:p><text:a xlink:href="https://en.wikipedia.org/wiki/Leopard_1#Leopard_1A3" xlink:type="simple">Leopard 1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72" calcext:value-type="float">
            <text:p>1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M60A3 Patton</text:p>
          </table:table-cell>
          <table:table-cell office:value-type="string" calcext:value-type="string">
            <text:p><text:a xlink:href="https://en.wikipedia.org/wiki/M60_tank" xlink:type="simple">M60 tank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A</text:p>
          </table:table-cell>
          <table:table-cell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opard 2A4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opard 2A4 Trs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M1A2 Abrams</text:p>
          </table:table-cell>
          <table:table-cell office:value-type="string" calcext:value-type="string">
            <text:p><text:a xlink:href="https://en.wikipedia.org/wiki/M1_Abrams" xlink:type="simple">M1 Abrams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A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clerc</text:p>
          </table:table-cell>
          <table:table-cell office:value-type="string" calcext:value-type="string">
            <text:p><text:a xlink:href="https://en.wikipedia.org/wiki/Leclerc_tank" xlink:type="simple">Leclerc tank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France</text:p>
          </table:table-cell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opard 2A5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Challenger II</text:p>
          </table:table-cell>
          <table:table-cell office:value-type="string" calcext:value-type="string">
            <text:p><text:a xlink:href="https://en.wikipedia.org/wiki/Challenger_2" xlink:type="simple">Challenger 2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K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Merkava IV</text:p>
          </table:table-cell>
          <table:table-cell office:value-type="string" calcext:value-type="string">
            <text:p><text:a xlink:href="https://en.wikipedia.org/wiki/Merkava#Merkava_Mark_IV" xlink:type="simple">Merkava_Mark_IV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Israel</text:p>
          </table:table-cell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Leopard 2A6M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 Type 59</text:p>
          </table:table-cell>
          <table:table-cell office:value-type="string" calcext:value-type="string">
            <text:p><text:a xlink:href="https://en.wikipedia.org/wiki/Type_59_tank" xlink:type="simple">Type_59_tank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China</text:p>
          </table:table-cell>
          <table:table-cell office:value-type="float" office:value="1959" calcext:value-type="float">
            <text:p>1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T-80U</text:p>
          </table:table-cell>
          <table:table-cell office:value-type="string" calcext:value-type="string">
            <text:p><text:a xlink:href="https://en.wikipedia.org/wiki/T-80#Ukrainian_T-80UD" xlink:type="simple">T-80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T-72B</text:p>
          </table:table-cell>
          <table:table-cell office:value-type="string" calcext:value-type="string">
            <text:p><text:a xlink:href="https://en.wikipedia.org/wiki/T-72_operators_and_variants#T-72B" xlink:type="simple">T-72 operators and variants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T-90</text:p>
          </table:table-cell>
          <table:table-cell office:value-type="string" calcext:value-type="string">
            <text:p><text:a xlink:href="https://en.wikipedia.org/wiki/T-90" xlink:type="simple">T-90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Z-96B</text:p>
          </table:table-cell>
          <table:table-cell office:value-type="string" calcext:value-type="string">
            <text:p><text:a xlink:href="https://en.wikipedia.org/wiki/Type_96_tank" xlink:type="simple">Type 96 tank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China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B T-72-B3</text:p>
          </table:table-cell>
          <table:table-cell office:value-type="string" calcext:value-type="string">
            <text:p><text:a xlink:href="http://www.military-today.com/tanks/t72b3.htm" xlink:type="simple">T-72-B3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ut BRDM-2</text:p>
          </table:table-cell>
          <table:table-cell office:value-type="string" calcext:value-type="string">
            <text:p><text:a xlink:href="https://en.wikipedia.org/wiki/BRDM-2" xlink:type="simple">BRDM-2</text:a></text:p>
          </table:table-cell>
          <table:table-cell office:value-type="string" calcext:value-type="string">
            <text:p>14,5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USSR</text:p>
          </table:table-cell>
          <table:table-cell office:value-type="float" office:value="1962" calcext:value-type="float">
            <text:p>19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ut HMMWV</text:p>
          </table:table-cell>
          <table:table-cell office:value-type="string" calcext:value-type="string">
            <text:p><text:a xlink:href="https://en.wikipedia.org/wiki/Humvee" xlink:type="simple">Humvee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ut Cobra</text:p>
          </table:table-cell>
          <table:table-cell office:value-type="string" calcext:value-type="string">
            <text:p><text:a xlink:href="https://en.wikipedia.org/wiki/Otokar_Cobra" xlink:type="simple">Otokar Cobra</text:a></text:p>
          </table:table-cell>
          <table:table-cell office:value-type="string" calcext:value-type="string">
            <text:p>7.62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Turkey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ut HL with DSHK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ut HL with KORD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ut LC with DSHK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ut LC with KORD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C BTR-80</text:p>
          </table:table-cell>
          <table:table-cell office:value-type="string" calcext:value-type="string">
            <text:p><text:a xlink:href="https://en.wikipedia.org/wiki/BTR-80" xlink:type="simple">BTR-80</text:a></text:p>
          </table:table-cell>
          <table:table-cell office:value-type="string" calcext:value-type="string">
            <text:p>14,5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GM VAB Mephisto</text:p>
          </table:table-cell>
          <table:table-cell office:value-type="string" calcext:value-type="string">
            <text:p><text:a xlink:href="https://weaponsystems.net/system/779-VAB+Mephisto" xlink:type="simple">779-VAB+Mephisto</text:a>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France</text:p>
          </table:table-cell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GM TOW</text:p>
          </table:table-cell>
          <table:table-cell office:value-type="string" calcext:value-type="string">
            <text:p><text:a xlink:href="https://en.wikipedia.org/wiki/Humvee" xlink:type="simple">Humvee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C BTR-RD</text:p>
          </table:table-cell>
          <table:table-cell office:value-type="string" calcext:value-type="string">
            <text:p><text:a xlink:href="https://weaponsystems.net/system/1017-BTR-RD%20%22Robot%22" xlink:type="simple">BTR-RD "Robot"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G Stryker MGS</text:p>
          </table:table-cell>
          <table:table-cell office:value-type="string" calcext:value-type="string">
            <text:p><text:a xlink:href="https://en.wikipedia.org/wiki/M1128_Mobile_Gun_System" xlink:type="simple">M1128 Mobile Gun System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Self-Propelled Gun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 PzIV H</text:p>
          </table:table-cell>
          <table:table-cell office:value-type="string" calcext:value-type="string">
            <text:p><text:a xlink:href="https://en.wikipedia.org/wiki/Panzer_IV" xlink:type="simple">Panzer IV</text:a></text:p>
          </table:table-cell>
          <table:table-cell office:value-type="string" calcext:value-type="string">
            <text:p>75 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Germany</text:p>
          </table:table-cell>
          <table:table-cell office:value-type="float" office:value="1939" calcext:value-type="float">
            <text:p>1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 M4 Sherman</text:p>
          </table:table-cell>
          <table:table-cell office:value-type="string" calcext:value-type="string">
            <text:p><text:a xlink:href="https://en.wikipedia.org/wiki/M4_Sherman" xlink:type="simple">M4 Sherman</text:a></text:p>
          </table:table-cell>
          <table:table-cell office:value-type="string" calcext:value-type="string">
            <text:p>75 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USA</text:p>
          </table:table-cell>
          <table:table-cell office:value-type="float" office:value="1942" calcext:value-type="float">
            <text:p>19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T PT-76</text:p>
          </table:table-cell>
          <table:table-cell office:value-type="string" calcext:value-type="string">
            <text:p><text:a xlink:href="https://en.wikipedia.org/wiki/PT-76" xlink:type="simple">PT-76</text:a></text:p>
          </table:table-cell>
          <table:table-cell office:value-type="string" calcext:value-type="string">
            <text:p>76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USSR</text:p>
          </table:table-cell>
          <table:table-cell office:value-type="float" office:value="1950" calcext:value-type="float">
            <text:p>19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GM Stryker</text:p>
          </table:table-cell>
          <table:table-cell office:value-type="string" calcext:value-type="string">
            <text:p><text:a xlink:href="https://en.wikipedia.org/wiki/M1134_Anti-Tank_Guided_Missile_Vehicle" xlink:type="simple">M1134 Anti-Tank Guided Missile Vehicle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named-expressions>
          <table:named-range table:name="_xlnm.Print_Area" table:base-cell-address="$Planes.$A$1" table:cell-range-address="$Armor.$A$1:.$F$24" table:range-usable-as="print-range"/>
        </table:named-expressions>
      </table:table>
      <table:table table:name="Artillery" table:style-name="ta4">
        <table:table-column table:style-name="co17" table:number-columns-repeated="2" table:default-cell-style-name="ce23"/>
        <table:table-column table:style-name="co18" table:default-cell-style-name="ce29"/>
        <table:table-column table:style-name="co19" table:default-cell-style-name="ce23"/>
        <table:table-column table:style-name="co20" table:default-cell-style-name="ce23"/>
        <table:table-column table:style-name="co16" table:default-cell-style-name="ce29"/>
        <table:table-column table:style-name="co7" table:number-columns-repeated="1018" table:default-cell-style-name="ce23"/>
        <table:table-row table:style-name="ro5">
          <table:table-cell table:style-name="ce52" office:value-type="string" calcext:value-type="string">
            <text:p>Unit</text:p>
          </table:table-cell>
          <table:table-cell table:style-name="ce52" office:value-type="string" calcext:value-type="string">
            <text:p>Link</text:p>
          </table:table-cell>
          <table:table-cell table:style-name="ce52" office:value-type="string" calcext:value-type="string">
            <text:p>Caliber</text:p>
          </table:table-cell>
          <table:table-cell table:style-name="ce52" office:value-type="string" calcext:value-type="string">
            <text:p>Role</text:p>
          </table:table-cell>
          <table:table-cell table:style-name="ce52" office:value-type="string" calcext:value-type="string">
            <text:p>Country</text:p>
          </table:table-cell>
          <table:table-cell table:style-name="ce52" office:value-type="string" calcext:value-type="string">
            <text:p>In service</text:p>
          </table:table-cell>
          <table:table-cell table:style-name="Default" table:number-columns-repeated="1018"/>
        </table:table-row>
        <table:table-row table:style-name="ro7">
          <table:table-cell table:style-name="ce21" office:value-type="string" calcext:value-type="string">
            <text:p>MLRS BM-21 Grad 122 mm</text:p>
          </table:table-cell>
          <table:table-cell table:style-name="ce24" office:value-type="string" calcext:value-type="string">
            <text:p><text:a xlink:href="https://en.wikipedia.org/wiki/BM-21_Grad" xlink:type="simple">BM-21 Grad</text:a></text:p>
          </table:table-cell>
          <table:table-cell table:style-name="ce27" office:value-type="string" calcext:value-type="string">
            <text:p>122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63" calcext:value-type="float">
            <text:p>1963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SPH 2S3 Akatsia 152 mm</text:p>
          </table:table-cell>
          <table:table-cell table:style-name="ce24" office:value-type="string" calcext:value-type="string">
            <text:p><text:a xlink:href="https://en.wikipedia.org/wiki/2S3_Akatsiya" xlink:type="simple">2S3 Akatsiy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1" calcext:value-type="float">
            <text:p>1971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SPH 2S1 Gvozdika 122 mm</text:p>
          </table:table-cell>
          <table:table-cell table:style-name="ce24" office:value-type="string" calcext:value-type="string">
            <text:p><text:a xlink:href="https://en.wikipedia.org/wiki/2S1_Gvozdika" xlink:type="simple">2S1 Gvozdika</text:a></text:p>
          </table:table-cell>
          <table:table-cell table:style-name="ce27" office:value-type="string" calcext:value-type="string">
            <text:p>12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2" calcext:value-type="float">
            <text:p>1972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LRS 9K57 Uragan BM-27 220 mm</text:p>
          </table:table-cell>
          <table:table-cell table:style-name="ce25" office:value-type="string" calcext:value-type="string">
            <text:p><text:a xlink:href="https://en.wikipedia.org/wiki/BM-27_Uragan" xlink:type="simple">BM-27 Uragan</text:a></text:p>
          </table:table-cell>
          <table:table-cell table:style-name="ce27" office:value-type="string" calcext:value-type="string">
            <text:p>22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5" calcext:value-type="float">
            <text:p>1975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SPH Dana vz77 152mm</text:p>
          </table:table-cell>
          <table:table-cell table:style-name="ce24" office:value-type="string" calcext:value-type="string">
            <text:p><text:a xlink:href="https://en.wikipedia.org/wiki/152mm_SpGH_DANA" xlink:type="simple">SpGH DAN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gun</text:p>
          </table:table-cell>
          <table:table-cell table:style-name="ce30" office:value-type="string" calcext:value-type="string">
            <text:p>Czechoslovak Socialist Republic</text:p>
          </table:table-cell>
          <table:table-cell table:style-name="ce27" office:value-type="float" office:value="1980" calcext:value-type="float">
            <text:p>1980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ortar 2B11 120mm</text:p>
          </table:table-cell>
          <table:table-cell table:style-name="ce24" office:value-type="string" calcext:value-type="string">
            <text:p><text:a xlink:href="https://en.wikipedia.org/wiki/2B11" xlink:type="simple">2B11</text:a></text:p>
          </table:table-cell>
          <table:table-cell table:style-name="ce27" office:value-type="string" calcext:value-type="string">
            <text:p>120 mm</text:p>
          </table:table-cell>
          <table:table-cell table:style-name="ce30" office:value-type="string" calcext:value-type="string">
            <text:p>Morta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1" calcext:value-type="float">
            <text:p>1981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SPM 2S9 Nona 120 mm M</text:p>
          </table:table-cell>
          <table:table-cell table:style-name="ce24" office:value-type="string" calcext:value-type="string">
            <text:p><text:a xlink:href="https://en.wikipedia.org/wiki/2S9_Nona" xlink:type="simple">2S9 Nona</text:a></text:p>
          </table:table-cell>
          <table:table-cell table:style-name="ce27" office:value-type="string" calcext:value-type="string">
            <text:p>120 mm</text:p>
          </table:table-cell>
          <table:table-cell table:style-name="ce30" office:value-type="string" calcext:value-type="string">
            <text:p>Self-propelled air-droppable morta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1" calcext:value-type="float">
            <text:p>1981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LRS M270</text:p>
          </table:table-cell>
          <table:table-cell table:style-name="ce24" office:value-type="string" calcext:value-type="string">
            <text:p><text:a xlink:href="https://en.wikipedia.org/wiki/M270_Multiple_Launch_Rocket_System" xlink:type="simple">M270 Multiple Launch Rocket System</text:a></text:p>
          </table:table-cell>
          <table:table-cell table:style-name="ce27" office:value-type="string" calcext:value-type="string">
            <text:p>227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A</text:p>
          </table:table-cell>
          <table:table-cell table:style-name="ce27" office:value-type="float" office:value="1983" calcext:value-type="float">
            <text:p>1983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LRS 9A52 Smerch CM 300mm</text:p>
          </table:table-cell>
          <table:table-cell table:style-name="ce24" office:value-type="string" calcext:value-type="string">
            <text:p><text:a xlink:href="https://en.wikipedia.org/wiki/BM-30_Smerch" xlink:type="simple">BM-30 Smerch</text:a></text:p>
          </table:table-cell>
          <table:table-cell table:style-name="ce27" office:value-type="string" calcext:value-type="string">
            <text:p>30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RL FDDM (FC)</text:p>
          </table:table-cell>
          <table:table-cell table:style-name="ce24"/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Fire Direction Data Manager</text:p>
          </table:table-cell>
          <table:table-cell table:style-name="ce30" office:value-type="string" calcext:value-type="string">
            <text:p>USA</text:p>
          </table:table-cell>
          <table:table-cell table:style-name="ce27"/>
          <table:table-cell table:number-columns-repeated="1018"/>
        </table:table-row>
        <table:table-row table:style-name="ro7">
          <table:table-cell table:style-name="ce21" office:value-type="string" calcext:value-type="string">
            <text:p>MLRS 9A52 Smerch HE 300mm</text:p>
          </table:table-cell>
          <table:table-cell table:style-name="ce24" office:value-type="string" calcext:value-type="string">
            <text:p><text:a xlink:href="https://en.wikipedia.org/wiki/BM-30_Smerch" xlink:type="simple">BM-30 Smerch</text:a></text:p>
          </table:table-cell>
          <table:table-cell table:style-name="ce27" office:value-type="string" calcext:value-type="string">
            <text:p>30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SPH 2S19 Msta 152mm</text:p>
          </table:table-cell>
          <table:table-cell table:style-name="ce24" office:value-type="string" calcext:value-type="string">
            <text:p><text:a xlink:href="https://en.wikipedia.org/wiki/2S19_Msta" xlink:type="simple">2S19 Mst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018"/>
        </table:table-row>
        <table:table-row table:style-name="ro7">
          <table:table-cell table:style-name="ce22" office:value-type="string" calcext:value-type="string">
            <text:p>PLZ-05</text:p>
          </table:table-cell>
          <table:table-cell table:style-name="ce24" office:value-type="string" calcext:value-type="string">
            <text:p><text:a xlink:href="https://en.wikipedia.org/wiki/PLZ-05" xlink:type="simple">PLZ-05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China</text:p>
          </table:table-cell>
          <table:table-cell table:style-name="ce27" office:value-type="float" office:value="2003" calcext:value-type="float">
            <text:p>2003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MLRS HL with B8M1 80mm</text:p>
          </table:table-cell>
          <table:table-cell table:style-name="ce24"/>
          <table:table-cell table:style-name="ce27" office:value-type="string" calcext:value-type="string">
            <text:p>8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Insurgent</text:p>
          </table:table-cell>
          <table:table-cell table:style-name="ce27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LRS LC with B8M1 80mm</text:p>
          </table:table-cell>
          <table:table-cell table:style-name="ce24"/>
          <table:table-cell table:style-name="ce27" office:value-type="string" calcext:value-type="string">
            <text:p>8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Insurgent</text:p>
          </table:table-cell>
          <table:table-cell table:style-name="ce27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SPH M109 Paladin</text:p>
          </table:table-cell>
          <table:table-cell table:style-name="ce24" office:value-type="string" calcext:value-type="string">
            <text:p><text:a xlink:href="https://en.wikipedia.org/wiki/M109_howitzer" xlink:type="simple">M109 howitzer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A</text:p>
          </table:table-cell>
          <table:table-cell table:style-name="ce27" office:value-type="float" office:value="1992" calcext:value-type="float">
            <text:p>1992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SPH T155 Firtina 155mm</text:p>
          </table:table-cell>
          <table:table-cell table:style-name="ce24" office:value-type="string" calcext:value-type="string">
            <text:p><text:a xlink:href="https://en.wikipedia.org/wiki/T-155_Fırtına" xlink:type="simple">SPH T155 Firtina 155mm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Turkey</text:p>
          </table:table-cell>
          <table:table-cell table:style-name="ce27" office:value-type="float" office:value="2001" calcext:value-type="float">
            <text:p>2001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Grad MRL FDDM (FC)</text:p>
          </table:table-cell>
          <table:table-cell table:style-name="ce24"/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Fire Direction Data Manager</text:p>
          </table:table-cell>
          <table:table-cell table:style-name="ce30" office:value-type="string" calcext:value-type="string">
            <text:p>USSR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/>
          <table:table-cell table:style-name="ce26"/>
          <table:table-cell table:style-name="ce28"/>
          <table:table-cell table:style-name="ce31" table:number-columns-repeated="2"/>
          <table:table-cell table:style-name="ce28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siles" table:style-name="ta5">
        <table:table-column table:style-name="co21" table:default-cell-style-name="ce23"/>
        <table:table-column table:style-name="co22" table:default-cell-style-name="ce23"/>
        <table:table-column table:style-name="co16" table:number-columns-repeated="1022" table:default-cell-style-name="ce23"/>
        <table:table-row table:style-name="ro5">
          <table:table-cell table:style-name="ce32" office:value-type="string" calcext:value-type="string">
            <text:p>Unit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Caliber</text:p>
          </table:table-cell>
          <table:table-cell table:style-name="ce32" office:value-type="string" calcext:value-type="string">
            <text:p>Role</text:p>
          </table:table-cell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In service</text:p>
          </table:table-cell>
          <table:table-cell table:style-name="Default" table:number-columns-repeated="1018"/>
        </table:table-row>
        <table:table-row table:style-name="ro2">
          <table:table-cell table:style-name="ce22" office:value-type="string" calcext:value-type="string">
            <text:p>AShM Silkworm SR</text:p>
          </table:table-cell>
          <table:table-cell table:style-name="ce24" office:value-type="string" calcext:value-type="string">
            <text:p><text:a xlink:href="https://en.wikipedia.org/wiki/P-15_Termit" xlink:type="simple">P-15 Termit</text:a></text:p>
          </table:table-cell>
          <table:table-cell table:style-name="ce27" office:value-type="string" calcext:value-type="string">
            <text:p>760 mm</text:p>
          </table:table-cell>
          <table:table-cell table:style-name="ce30" office:value-type="string" calcext:value-type="string">
            <text:p>Missile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AShM SS-N-2 Silkworm</text:p>
          </table:table-cell>
          <table:table-cell table:style-name="ce24" office:value-type="string" calcext:value-type="string">
            <text:p><text:a xlink:href="https://en.wikipedia.org/wiki/P-15_Termit" xlink:type="simple">P-15 Termit</text:a></text:p>
          </table:table-cell>
          <table:table-cell table:style-name="ce27" office:value-type="string" calcext:value-type="string">
            <text:p>760 mm</text:p>
          </table:table-cell>
          <table:table-cell table:style-name="ce30" office:value-type="string" calcext:value-type="string">
            <text:p>Missile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SRBM SS-1C Scud-B</text:p>
          </table:table-cell>
          <table:table-cell table:style-name="ce24" office:value-type="string" calcext:value-type="string">
            <text:p><text:a xlink:href="https://en.wikipedia.org/wiki/Scud_missile#Scud-B" xlink:type="simple">Scud missile</text:a></text:p>
          </table:table-cell>
          <table:table-cell table:style-name="ce27" office:value-type="string" calcext:value-type="string">
            <text:p>880 mm</text:p>
          </table:table-cell>
          <table:table-cell table:style-name="ce30" office:value-type="string" calcext:value-type="string">
            <text:p>Missile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64" calcext:value-type="float">
            <text:p>1964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antry" table:style-name="ta6">
        <table:table-column table:style-name="co23" table:default-cell-style-name="Default"/>
        <table:table-column table:style-name="co24" table:number-columns-repeated="1023" table:default-cell-style-name="Default"/>
        <table:table-row table:style-name="ro2">
          <table:table-cell office:value-type="string" calcext:value-type="string">
            <text:p>Infantry AK-7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AK-74 Rus ve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AK-74 Rus ve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AK-74 Rus ver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M24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M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M4 Georg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ry RP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urgent AK-7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T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trooper A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trooper RPG-16</text:p>
          </table:table-cell>
          <table:table-cell table:number-columns-repeated="1023"/>
        </table:table-row>
      </table:table>
      <table:table table:name="Foglio7" table:style-name="ta7">
        <office:forms form:automatic-focus="false" form:apply-design-mode="false"/>
        <table:table-column table:style-name="co25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Planes.A1:Planes.G67" table:display-filter-buttons="true"/>
        <table:database-range table:name="__Anonymous_Sheet_DB__1" table:target-range-address="'AAA-SAM'.A1:'AAA-SAM'.F37" table:display-filter-buttons="true"/>
        <table:database-range table:name="__Anonymous_Sheet_DB__2" table:target-range-address="Armor.A1:Armor.F54" table:display-filter-buttons="true"/>
        <table:database-range table:name="__Anonymous_Sheet_DB__3" table:target-range-address="Artillery.A1:Artillery.F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€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22P0" style:volatile="true">
      <number:text>€ </number:text>
      <number:number number:decimal-places="0" number:min-decimal-places="0" number:min-integer-digits="1" number:grouping="true"/>
    </number:number-style>
    <number:number-style style:name="N122">
      <number:text>-€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23P0" style:volatile="true">
      <number:text>€ 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5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text>€ </number:text>
      <number:number number:decimal-places="2" number:min-decimal-places="2" number:min-integer-digits="1" number:grouping="true"/>
    </number:number-style>
    <number:number-style style:name="N125">
      <number:text>-€ 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5">
      <number:minutes number:style="long"/>
      <number:text>:</number:text>
      <number:seconds number:style="long"/>
    </number:time-style>
    <number:number-style style:name="N126P0" style:volatile="true">
      <number:text>€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-</number:text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 number:decimal-places="1"/>
    </number:time-style>
    <number:date-style style:name="N128">
      <number:day number:style="long"/>
      <number:text>-</number:text>
      <number:month number:textual="true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61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7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78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PageStyle_5f_Planes" style:display-name="PageStyle_Plan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AA-SAM" style:display-name="PageStyle_AAA-S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llery" style:display-name="PageStyle_Artille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mor" style:display-name="PageStyle_Armo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antry" style:display-name="PageStyle_Infantry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siles" style:display-name="PageStyle_Missil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Øystein Feet</meta:initial-creator>
    <meta:print-date>2022-12-15T18:59:52</meta:print-date>
    <meta:creation-date>2021-02-16T07:53:41</meta:creation-date>
    <dc:date>2026-02-03T04:42:26.067923233</dc:date>
    <meta:generator>LibreOffice/7.3.7.2$Linux_X86_64 LibreOffice_project/30$Build-2</meta:generator>
    <meta:editing-duration>PT19M38S</meta:editing-duration>
    <meta:editing-cycles>2</meta:editing-cycles>
    <meta:document-statistic meta:table-count="7" meta:cell-count="1118" meta:object-count="0"/>
    <meta:user-defined meta:name="AppVersion">16.0300</meta:user-defined>
  </office:meta>
</office:document-meta>
</file>